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5958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5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7" style:family="table-row">
      <style:table-row-properties style:min-row-height="0.2604in" fo:keep-together="auto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10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1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15" style:family="paragraph" style:parent-style-name="Standard">
      <style:text-properties style:font-name="Calibri1" officeooo:rsid="00232b62" officeooo:paragraph-rsid="00232b62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P17" style:family="paragraph" style:parent-style-name="Standard">
      <style:paragraph-properties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T1" style:family="text">
      <style:text-properties style:font-name="Abadi" fo:font-size="9pt" style:font-size-asian="9pt" style:font-size-complex="9pt"/>
    </style:style>
    <style:style style:name="T2" style:family="text">
      <style:text-properties style:font-name="Abadi" fo:font-size="7pt" style:font-size-asian="7pt" style:font-size-complex="7pt"/>
    </style:style>
    <style:style style:name="T3" style:family="text">
      <style:text-properties style:font-name="Abadi" fo:font-size="7pt" officeooo:rsid="00232b62" style:font-size-asian="7pt" style:font-size-complex="7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232b62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ect Form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16"><text:span text:style-name="T4">Nimble</text:span></text:p>
          </table:table-cell>
          <table:table-cell table:style-name="Table1.A1" office:value-type="string">
            <text:p text:style-name="P16"><text:span text:style-name="T4">RS+3</text:span></text:p>
          </table:table-cell>
          <table:table-cell table:style-name="Table1.A1" office:value-type="string">
            <text:p text:style-name="P16"><text:span text:style-name="T4">MS+2</text:span></text:p>
          </table:table-cell>
          <table:table-cell table:style-name="Table1.A1" office:value-type="string">
            <text:p text:style-name="P16"><text:span text:style-name="T4">RS+1</text:span></text:p>
          </table:table-cell>
          <table:table-cell table:style-name="Table1.A1" office:value-type="string">
            <text:p text:style-name="P16"><text:span text:style-name="T4">RW+4</text:span></text:p>
          </table:table-cell>
          <table:table-cell table:style-name="Table1.A1" office:value-type="string">
            <text:p text:style-name="P16"><text:span text:style-name="T4">CR+0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4">Titan</text:span></text:p>
          </table:table-cell>
          <table:table-cell table:style-name="Table1.A1" office:value-type="string">
            <text:p text:style-name="P16"><text:span text:style-name="T4">MP+4</text:span></text:p>
          </table:table-cell>
          <table:table-cell table:style-name="Table1.A1" office:value-type="string">
            <text:p text:style-name="P16"><text:span text:style-name="T4">MT+3</text:span></text:p>
          </table:table-cell>
          <table:table-cell table:style-name="Table1.A1" office:value-type="string">
            <text:p text:style-name="P16"><text:span text:style-name="T4">PR+2</text:span></text:p>
          </table:table-cell>
          <table:table-cell table:style-name="Table1.A1" office:value-type="string">
            <text:p text:style-name="P16"><text:span text:style-name="T4">RT+0</text:span></text:p>
          </table:table-cell>
          <table:table-cell table:style-name="Table1.A1" office:value-type="string">
            <text:p text:style-name="P16"><text:span text:style-name="T4">CP+1</text:span>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Category</text:p>
          </table:table-cell>
          <table:table-cell table:style-name="Table2.A1" office:value-type="string">
            <text:p text:style-name="P5">Cost</text:p>
          </table:table-cell>
          <table:table-cell table:style-name="Table2.A1" office:value-type="string">
            <text:p text:style-name="P5">Burn</text:p>
          </table:table-cell>
          <table:table-cell table:style-name="Table2.A1" office:value-type="string">
            <text:p text:style-name="P6">Effects</text:p>
          </table:table-cell>
          <table:table-cell table:style-name="Table2.A1" office:value-type="string">
            <text:p text:style-name="P5">Enhancements</text:p>
          </table:table-cell>
        </table:table-row>
        <table:table-row table:style-name="Table2.1">
          <table:table-cell table:style-name="Table2.A1" office:value-type="string">
            <text:p text:style-name="P17">360 Degree Vision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3182317993" text:style-name="WWNum2">
              <text:list-item>
                <text:p text:style-name="P18">Can see in all directions</text:p>
              </text:list-item>
              <text:list-item>
                <text:p text:style-name="P18">Immune (Flanking)</text:p>
              </text:list-item>
            </text:list>
          </table:table-cell>
          <table:table-cell table:style-name="Table2.A1" office:value-type="string">
            <text:list xml:id="list163304216524478" text:continue-numbering="true" text:style-name="WWNum2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Agile Grappler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4180655097" text:continue-numbering="true" text:style-name="WWNum2">
              <text:list-item>
                <text:p text:style-name="P18">Can use Skill to escape or maintain grapples</text:p>
              </text:list-item>
              <text:list-item>
                <text:p text:style-name="P18">Can use SKL to determine grapple damage</text:p>
              </text:list-item>
            </text:list>
          </table:table-cell>
          <table:table-cell table:style-name="Table2.A1" office:value-type="string">
            <text:list xml:id="list163305510849296" text:continue-numbering="true" text:style-name="WWNum2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Burrow</text:p>
          </table:table-cell>
          <table:table-cell table:style-name="Table2.A1" office:value-type="string">
            <text:p text:style-name="P17">Movemen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list xml:id="list163305178761905" text:continue-numbering="true" text:style-name="WWNum2">
              <text:list-item>
                <text:p text:style-name="P18">Tunnel (4) (Wood, Earth)</text:p>
              </text:list-item>
            </text:list>
          </table:table-cell>
          <table:table-cell table:style-name="Table2.A1" office:value-type="string">
            <text:list xml:id="list3909301149" text:style-name="WWNum1">
              <text:list-item>
                <text:p text:style-name="P13"><text:span text:style-name="T5">Move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Carapace</text:p>
          </table:table-cell>
          <table:table-cell table:style-name="Table2.A1" office:value-type="string">
            <text:p text:style-name="P17">Armor, Inheren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5293668940" text:continue-list="list163305178761905" text:style-name="WWNum2">
              <text:list-item>
                <text:p text:style-name="P11">Armor (4/2/0)</text:p>
              </text:list-item>
              <text:list-item>
                <text:p text:style-name="P11">Move (-1)</text:p>
              </text:list-item>
            </text:list>
          </table:table-cell>
          <table:table-cell table:style-name="Table2.A1" office:value-type="string">
            <text:list xml:id="list163305476238760" text:continue-list="list3909301149" text:style-name="WWNum1">
              <text:list-item>
                <text:p text:style-name="P13"><text:span text:style-name="T5">Armor / x3 / +0B / 10P</text:span></text:p>
              </text:list-item>
              <text:list-item>
                <text:p text:style-name="P13"><text:span text:style-name="T5">Resist Pierce(1)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Clinging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5722213470" text:continue-list="list163305293668940" text:style-name="WWNum2">
              <text:list-item>
                <text:p text:style-name="P18">Can cling to walls, ceilings</text:p>
              </text:list-item>
              <text:list-item>
                <text:p text:style-name="P18">Muscle (8) (Grapples, Holds)</text:p>
              </text:list-item>
            </text:list>
          </table:table-cell>
          <table:table-cell table:style-name="Table2.A1" office:value-type="string">
            <text:list xml:id="list163303930781840" text:continue-list="list163305476238760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Fly’s Reflexes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4169731730" text:continue-list="list163305722213470" text:style-name="WWNum2">
              <text:list-item>
                <text:p text:style-name="P18">Reflex (2)</text:p>
              </text:list-item>
              <text:list-item>
                <text:p text:style-name="P18">Resist (1) (Area Damage)</text:p>
              </text:list-item>
            </text:list>
          </table:table-cell>
          <table:table-cell table:style-name="Table2.A1" office:value-type="string">
            <text:list xml:id="list163304880867892" text:continue-list="list163303930781840" text:style-name="WWNum1">
              <text:list-item>
                <text:p text:style-name="P13"><text:span text:style-name="T5">Resist +1 / x2 / +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Lift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3985247319" text:continue-numbering="true" text:style-name="WWNum1">
              <text:list-item>
                <text:p text:style-name="P19">Lift Multiplier (2)</text:p>
              </text:list-item>
            </text:list>
          </table:table-cell>
          <table:table-cell table:style-name="Table2.A1" office:value-type="string">
            <text:list xml:id="list163304777671740" text:continue-numbering="true" text:style-name="WWNum1">
              <text:list-item>
                <text:p text:style-name="P13"><text:span text:style-name="T5">Lift Mult / x3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Roach’s Resilience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4836038934" text:continue-list="list163304169731730" text:style-name="WWNum2">
              <text:list-item>
                <text:p text:style-name="P18">Toughness (2)</text:p>
              </text:list-item>
              <text:list-item>
                <text:p text:style-name="P18">Resist (1) (Chemicals)</text:p>
              </text:list-item>
              <text:list-item>
                <text:p text:style-name="P18">Resist (1) (Poison)</text:p>
              </text:list-item>
            </text:list>
          </table:table-cell>
          <table:table-cell table:style-name="Table2.A1" office:value-type="string">
            <text:list xml:id="list163305691179692" text:continue-list="list163304777671740" text:style-name="WWNum1">
              <text:list-item>
                <text:p text:style-name="P13"><text:span text:style-name="T5">Resist +1 / x2 / +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Skitter</text:p>
          </table:table-cell>
          <table:table-cell table:style-name="Table2.A1" office:value-type="string">
            <text:p text:style-name="P17">Movemen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list xml:id="list163304999064575" text:continue-list="list163304836038934" text:style-name="WWNum2">
              <text:list-item>
                <text:p text:style-name="P18">Run (10)</text:p>
              </text:list-item>
              <text:list-item>
                <text:p text:style-name="P18">Defense (1)</text:p>
              </text:list-item>
            </text:list>
          </table:table-cell>
          <table:table-cell table:style-name="Table2.A1" office:value-type="string">
            <text:list xml:id="list163304637807337" text:continue-list="list163305691179692" text:style-name="WWNum1">
              <text:list-item>
                <text:p text:style-name="P13"><text:span text:style-name="T5">Move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Spider Strength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4448638744" text:continue-list="list163304999064575" text:style-name="WWNum2">
              <text:list-item>
                <text:p text:style-name="P18">Muscle (2)</text:p>
              </text:list-item>
              <text:list-item>
                <text:p text:style-name="P18">Piercer (1) (Melee)</text:p>
              </text:list-item>
            </text:list>
          </table:table-cell>
          <table:table-cell table:style-name="Table2.A1" office:value-type="string">
            <text:list xml:id="list163305752081211" text:continue-list="list163304637807337" text:style-name="WWNum1">
              <text:list-item>
                <text:p text:style-name="P13"><text:span text:style-name="T5">Pierce</text:span><text:span text:style-name="T6">r</text:span><text:span text:style-name="T5"> +1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Sting</text:p>
          </table:table-cell>
          <table:table-cell table:style-name="Table2.A1" office:value-type="string">
            <text:p text:style-name="P17">Attack, Melee, One Targe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list xml:id="list163304463775236" text:continue-list="list163304448638744" text:style-name="WWNum2">
              <text:list-item>
                <text:p text:style-name="P18">Damage (2d8 + MUS) (Physical, Stab)</text:p>
              </text:list-item>
            </text:list>
          </table:table-cell>
          <table:table-cell table:style-name="Table2.A1" office:value-type="string">
            <text:list xml:id="list163303639608222" text:continue-list="list163305752081211" text:style-name="WWNum1">
              <text:list-item>
                <text:p text:style-name="P13"><text:span text:style-name="T5">Accuracy +2 / x2 / +0B / 10P</text:span></text:p>
              </text:list-item>
              <text:list-item>
                <text:p text:style-name="P13"><text:span text:style-name="T5">Burn -1 / x3 / -- / 10P</text:span></text:p>
              </text:list-item>
              <text:list-item>
                <text:p text:style-name="P13"><text:span text:style-name="T5">Dmg Die / x3 / +1B / 10P</text:span></text:p>
              </text:list-item>
              <text:list-item>
                <text:p text:style-name="P13"><text:span text:style-name="T5">Dmg Die / x3 / -2A / 10P</text:span></text:p>
              </text:list-item>
              <text:list-item>
                <text:p text:style-name="P13"><text:span text:style-name="T5">Pierce +1 / x3 / +0B / 10P</text:span></text:p>
              </text:list-item>
            </text:list>
          </table:table-cell>
        </table:table-row>
        <table:table-row table:style-name="Table2.1">
          <table:table-cell table:style-name="Table2.A13" office:value-type="string">
            <text:p text:style-name="P17">Stink Bug</text:p>
          </table:table-cell>
          <table:table-cell table:style-name="Table2.A13" office:value-type="string">
            <text:p text:style-name="P17">Attack, Area, Point-Blank</text:p>
          </table:table-cell>
          <table:table-cell table:style-name="Table2.A13" office:value-type="string">
            <text:p text:style-name="P17">20</text:p>
          </table:table-cell>
          <table:table-cell table:style-name="Table2.A13" office:value-type="string">
            <text:p text:style-name="P17">8</text:p>
          </table:table-cell>
          <table:table-cell table:style-name="Table2.A13" office:value-type="string">
            <text:list xml:id="list163304580165815" text:continue-numbering="true" text:style-name="WWNum1">
              <text:list-item>
                <text:p text:style-name="P19">Cone (3)</text:p>
              </text:list-item>
              <text:list-item>
                <text:p text:style-name="P19">Sickened (Power, Toughness)</text:p>
              </text:list-item>
            </text:list>
          </table:table-cell>
          <table:table-cell table:style-name="Table2.A13" office:value-type="string">
            <text:list xml:id="list163304876446959" text:continue-numbering="true" text:style-name="WWNum1">
              <text:list-item>
                <text:p text:style-name="P13"><text:span text:style-name="T5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Tank</text:p>
          </table:table-cell>
          <table:table-cell table:style-name="Table2.A1" office:value-type="string">
            <text:p text:style-name="P17">Trai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list xml:id="list163303759972163" text:continue-list="list163304463775236" text:style-name="WWNum2">
              <text:list-item>
                <text:p text:style-name="P18">Hit Points (4)</text:p>
              </text:list-item>
            </text:list>
          </table:table-cell>
          <table:table-cell table:style-name="Table2.A1" office:value-type="string">
            <text:list xml:id="list163305616901290" text:continue-list="list163304876446959" text:style-name="WWNum1">
              <text:list-item>
                <text:p text:style-name="P13"><text:span text:style-name="T5">More Hits – Hits +4 / x2 / +0B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Venom</text:p>
          </table:table-cell>
          <table:table-cell table:style-name="Table2.A1" office:value-type="string">
            <text:p text:style-name="P17">Adder, Attack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list xml:id="list163304996650888" text:continue-list="list163303759972163" text:style-name="WWNum2">
              <text:list-item>
                <text:p text:style-name="P18">Envenomed (Toughness)</text:p>
              </text:list-item>
            </text:list>
          </table:table-cell>
          <table:table-cell table:style-name="Table2.A1" office:value-type="string">
            <text:list xml:id="list163305772403586" text:continue-list="list163305616901290" text:style-name="WWNum1">
              <text:list-item>
                <text:p text:style-name="P13"><text:span text:style-name="T5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Web</text:p>
          </table:table-cell>
          <table:table-cell table:style-name="Table2.A1" office:value-type="string">
            <text:p text:style-name="P17">Attack, Ranged, One Targe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list xml:id="list163303928139265" text:continue-list="list163304996650888" text:style-name="WWNum2">
              <text:list-item>
                <text:p text:style-name="P18">Entangle (4d8) (0/0/0)</text:p>
              </text:list-item>
              <text:list-item>
                <text:p text:style-name="P18">Range Band (4)</text:p>
              </text:list-item>
            </text:list>
          </table:table-cell>
          <table:table-cell table:style-name="Table2.A1" office:value-type="string">
            <text:list xml:id="list163303778111251" text:continue-list="list163305772403586" text:style-name="WWNum1">
              <text:list-item>
                <text:p text:style-name="P13"><text:span text:style-name="T5">Accuracy +2 / x2 / +0B / 10P</text:span></text:p>
              </text:list-item>
              <text:list-item>
                <text:p text:style-name="P13"><text:span text:style-name="T5">Burn -1 / x3 / +0B / 10P</text:span></text:p>
              </text:list-item>
              <text:list-item>
                <text:p text:style-name="P13"><text:span text:style-name="T5">Entangle Die / x3 / +1B / 10P</text:span></text:p>
              </text:list-item>
              <text:list-item>
                <text:p text:style-name="P13"><text:span text:style-name="T5">Poisoned – Entangled enemies take 1 point of penetrating poison damage / x1 / +1B / 10P</text:span></text:p>
              </text:list-item>
              <text:list-item>
                <text:p text:style-name="P13"><text:span text:style-name="T5">Range +1 / x3 / +0B / 10P</text:span></text:p>
              </text:list-item>
              <text:list-item>
                <text:p text:style-name="P13"><text:span text:style-name="T5">Sticky – Anyone who touches the web, or attacks it with melee is </text:span><text:soft-page-break/><text:span text:style-name="T5">entangled / x1 / +1B / 10P</text:span></text:p>
              </text:list-item>
            </text:list>
          </table:table-cell>
        </table:table-row>
        <table:table-row table:style-name="Table2.17">
          <table:table-cell table:style-name="Table2.A1" office:value-type="string">
            <text:p text:style-name="P17">Wings</text:p>
          </table:table-cell>
          <table:table-cell table:style-name="Table2.A1" office:value-type="string">
            <text:p text:style-name="P17">Movement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list xml:id="list163304186437716" text:continue-list="list163303928139265" text:style-name="WWNum2">
              <text:list-item>
                <text:p text:style-name="P18">Fly (12)</text:p>
              </text:list-item>
              <text:list-item>
                <text:p text:style-name="P18">Overland (4)</text:p>
              </text:list-item>
            </text:list>
          </table:table-cell>
          <table:table-cell table:style-name="Table2.A1" office:value-type="string">
            <text:list xml:id="list163304859414856" text:continue-list="list163303778111251" text:style-name="WWNum1">
              <text:list-item>
                <text:p text:style-name="P13"><text:span text:style-name="T5">Move / x3 / +1B / 10P</text:span></text:p>
              </text:list-item>
              <text:list-item>
                <text:p text:style-name="P13"><text:span text:style-name="T5">Overland +1 / x3 / +0B / 10P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8</meta:editing-cycles>
    <meta:creation-date>2022-06-06T19:36:00</meta:creation-date>
    <dc:date>2023-01-14T16:33:02.746000000</dc:date>
    <meta:editing-duration>PT4H37M20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6" meta:word-count="471" meta:character-count="1883" meta:non-whitespace-character-count="1610"/>
    <meta:user-defined meta:name="AppVersion">16.0000</meta:user-defined>
    <meta:template xlink:type="simple" xlink:actuate="onRequest" xlink:title="Normal.dotm" xlink:href=""/>
  </office:meta>
</office:document-meta>
</file>